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4*"/>
    </style:style>
    <style:style style:name="Tabla1.B" style:family="table-column">
      <style:table-column-properties style:column-width="5.667cm" style:rel-column-width="21845*"/>
    </style:style>
    <style:style style:name="Tabla1.C" style:family="table-column">
      <style:table-column-properties style:column-width="5.667cm" style:rel-column-width="21846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686" officeooo:paragraph-rsid="0004a68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a686" officeooo:paragraph-rsid="0004a686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7df91" officeooo:paragraph-rsid="0007df91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rsid="0004a686" officeooo:paragraph-rsid="0004a686"/>
    </style:style>
    <style:style style:name="P5" style:family="paragraph" style:parent-style-name="Table_20_Contents">
      <style:text-properties officeooo:rsid="0006605f" officeooo:paragraph-rsid="0006605f"/>
    </style:style>
    <style:style style:name="P6" style:family="paragraph" style:parent-style-name="Standard">
      <style:text-properties style:text-underline-style="none" fo:font-weight="normal" officeooo:rsid="0008a33a" officeooo:paragraph-rsid="0008a33a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 fo:font-weight="bold" officeooo:rsid="0007df9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bre del tipo:</text:p>
      <text:p text:style-name="P1"/>
      <text:p text:style-name="P1"/>
      <text:p text:style-name="P2">Propiedades Básicas:</text:p>
      <text:p text:style-name="P1"/>
      <text:p text:style-name="P1">nombreBasica <text:s/>=&gt; <text:s/>tipo</text:p>
      <text:p text:style-name="P1"/>
      <text:p text:style-name="P1"><text:tab/>consultable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rows-spanned="4" office:value-type="string">
            <text:p text:style-name="P4">nombreBasica <text:s/>=&gt; <text:s/>tipo</text:p>
          </table:table-cell>
          <table:table-cell table:style-name="Tabla1.A1" table:number-rows-spanned="2" office:value-type="string">
            <text:p text:style-name="P4">Consultable</text:p>
          </table:table-cell>
          <table:table-cell table:style-name="Tabla1.C1" office:value-type="string">
            <text:p text:style-name="P5">Sí <text:s/><text:span text:style-name="T2">=&gt; <text:s/>GET</text:span></text:p>
          </table:table-cell>
        </table:table-row>
        <table:table-row>
          <table:covered-table-cell/>
          <table:covered-table-cell/>
          <table:table-cell table:style-name="Tabla1.C3" office:value-type="string">
            <text:p text:style-name="P5">No <text:s/><text:span text:style-name="T2">=&gt; NADA</text:span></text:p>
          </table:table-cell>
        </table:table-row>
        <table:table-row>
          <table:covered-table-cell/>
          <table:table-cell table:style-name="Tabla1.B3" table:number-rows-spanned="2" office:value-type="string">
            <text:p text:style-name="P4">Modificable</text:p>
          </table:table-cell>
          <table:table-cell table:style-name="Tabla1.C3" office:value-type="string">
            <text:p text:style-name="P5">Sí <text:s/><text:span text:style-name="T2">=&gt; SET</text:span></text:p>
          </table:table-cell>
        </table:table-row>
        <table:table-row>
          <table:covered-table-cell/>
          <table:covered-table-cell/>
          <table:table-cell table:style-name="Tabla1.C4" office:value-type="string">
            <text:p text:style-name="P5">No <text:s/><text:span text:style-name="T2">=&gt; NADA</text:span></text:p>
          </table:table-cell>
        </table:table-row>
      </table:table>
      <text:p text:style-name="P1"/>
      <text:p text:style-name="P1"/>
      <text:p text:style-name="P1"><text:span text:style-name="T1">Propiedades Derivadas:</text:span> </text:p>
      <text:p text:style-name="P1"/>
      <text:p text:style-name="P1">nombreDerivada <text:s/>=&gt; <text:s/>tipo <text:s/><text:span text:style-name="T3">=&gt; <text:s/>GET</text:span></text:p>
      <text:p text:style-name="P1"/>
      <text:p text:style-name="P1"><text:span text:style-name="T1">Compartidas:</text:span> </text:p>
      <text:p text:style-name="P1"/>
      <text:p text:style-name="P1">nombreCompartida <text:s/>=&gt; <text:s/>tipo <text:s/><text:span text:style-name="T3">=&gt; <text:s/>STATIC</text:span></text:p>
      <text:p text:style-name="P1"/>
      <text:p text:style-name="P1"><text:span text:style-name="T1">Restricciones:</text:span> </text:p>
      <text:p text:style-name="P1"/>
      <text:p text:style-name="P1">¿Quién se hace cargo?</text:p>
      <text:p text:style-name="P1"/>
      <text:p text:style-name="P2">Funcionalidades añadidas: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4.2$Windows_x86 LibreOffice_project/63150712c6d317d27ce2db16eb94c2f3d7b699f8</meta:generator>
    <dc:date>2018-01-16T10:14:43.857000000</dc:date>
    <meta:document-statistic meta:table-count="1" meta:image-count="0" meta:object-count="0" meta:page-count="1" meta:paragraph-count="18" meta:word-count="46" meta:character-count="325" meta:non-whitespace-character-count="276"/>
    <meta:user-defined meta:name="Info 1"/>
    <meta:user-defined meta:name="Info 2"/>
    <meta:user-defined meta:name="Info 3"/>
    <meta:user-defined meta:name="Info 4"/>
  </office:meta>
</office:document-meta>
</file>